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ERNANDEZ MONTES, LUISA VANESS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23110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ERNANDEZ MONTES, LUISA VANESS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2311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18:03:3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